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65b4" officeooo:paragraph-rsid="001065b4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1065b4" officeooo:paragraph-rsid="001065b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065b4" officeooo:paragraph-rsid="001065b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065b4" officeooo:paragraph-rsid="001065b4" style:font-size-asian="10.5pt" style:font-weight-asian="normal" style:font-size-complex="12pt" style:font-weight-complex="normal"/>
    </style:style>
    <style:style style:name="P5" style:family="paragraph" style:parent-style-name="Standard" style:list-style-name="L10">
      <style:paragraph-properties fo:text-align="start" style:justify-single-word="false"/>
      <style:text-properties style:font-name="Arial" fo:font-size="12pt" fo:font-weight="normal" officeooo:rsid="00138bc2" officeooo:paragraph-rsid="00138b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38bc2" officeooo:paragraph-rsid="00138bc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4b637" officeooo:paragraph-rsid="0014b637" style:font-size-asian="10.5pt" style:font-weight-asian="normal" style:font-size-complex="12pt" style:font-weight-complex="normal"/>
    </style:style>
    <style:style style:name="P8" style:family="paragraph" style:parent-style-name="Standard" style:list-style-name="L11">
      <style:paragraph-properties fo:text-align="start" style:justify-single-word="false"/>
      <style:text-properties style:font-name="Arial" fo:font-size="12pt" fo:font-weight="normal" officeooo:rsid="0014b637" officeooo:paragraph-rsid="0014b637" style:font-size-asian="10.5pt" style:font-weight-asian="normal" style:font-size-complex="12pt" style:font-weight-complex="normal"/>
    </style:style>
    <style:style style:name="P9" style:family="paragraph" style:parent-style-name="Standard" style:list-style-name="L12">
      <style:paragraph-properties fo:text-align="start" style:justify-single-word="false"/>
      <style:text-properties style:font-name="Arial" fo:font-size="12pt" fo:font-weight="normal" officeooo:rsid="0014b637" officeooo:paragraph-rsid="0014b637" style:font-size-asian="10.5pt" style:font-weight-asian="normal" style:font-size-complex="12pt" style:font-weight-complex="normal"/>
    </style:style>
    <style:style style:name="P10" style:family="paragraph" style:parent-style-name="Standard" style:list-style-name="L12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1" style:family="paragraph" style:parent-style-name="Standard" style:list-style-name="L13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3" style:family="paragraph" style:parent-style-name="Standard" style:list-style-name="L14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5" style:family="paragraph" style:parent-style-name="Standard" style:list-style-name="L16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6" style:family="paragraph" style:parent-style-name="Standard" style:list-style-name="L17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7" style:family="paragraph" style:parent-style-name="Standard" style:list-style-name="L18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8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19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officeooo:rsid="0015acaa" officeooo:paragraph-rsid="0015b8e0" style:font-size-asian="10.5pt" style:font-weight-asian="normal" style:font-size-complex="12pt" style:font-weight-complex="normal"/>
    </style:style>
    <style:style style:name="P20" style:family="paragraph" style:parent-style-name="Standard" style:list-style-name="L20">
      <style:paragraph-properties fo:text-align="start" style:justify-single-word="false"/>
      <style:text-properties style:font-name="Arial" fo:font-size="12pt" fo:font-weight="normal" officeooo:rsid="0015acaa" officeooo:paragraph-rsid="0015acaa" style:font-size-asian="10.5pt" style:font-weight-asian="normal" style:font-size-complex="12pt" style:font-weight-complex="normal"/>
    </style:style>
    <style:style style:name="P21" style:family="paragraph" style:parent-style-name="Standard" style:list-style-name="L19">
      <style:paragraph-properties fo:text-align="start" style:justify-single-word="false"/>
      <style:text-properties style:font-name="Arial" fo:font-size="12pt" fo:font-weight="normal" officeooo:rsid="0015b8e0" officeooo:paragraph-rsid="0015b8e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15b8e0" officeooo:paragraph-rsid="0015b8e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15b8e0" officeooo:paragraph-rsid="0016e6e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normal" officeooo:rsid="0010f5b9" officeooo:paragraph-rsid="0010f5b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4pt" fo:font-weight="bold" officeooo:rsid="001065b4" officeooo:paragraph-rsid="001065b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bold" officeooo:rsid="001065b4" officeooo:paragraph-rsid="001065b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bold" officeooo:rsid="0010f5b9" officeooo:paragraph-rsid="0010f5b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4pt" fo:font-weight="bold" officeooo:rsid="00119160" officeooo:paragraph-rsid="00119160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4pt" fo:font-weight="bold" officeooo:rsid="00119160" officeooo:paragraph-rsid="00119160" style:font-size-asian="14pt" style:font-weight-asian="bold" style:font-size-complex="14pt" style:font-weight-complex="bold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Arial" fo:font-size="14pt" fo:font-weight="bold" officeooo:rsid="00119160" officeooo:paragraph-rsid="0011916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4pt" fo:font-weight="bold" officeooo:rsid="00121156" officeooo:paragraph-rsid="00121156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" fo:font-size="14pt" fo:font-weight="bold" officeooo:rsid="00121156" officeooo:paragraph-rsid="00134ee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4pt" fo:font-weight="bold" officeooo:rsid="00134ee1" officeooo:paragraph-rsid="00134ee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4pt" fo:font-weight="bold" officeooo:rsid="0015b8e0" officeooo:paragraph-rsid="0015b8e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4pt" fo:font-weight="bold" officeooo:rsid="0016e6e2" officeooo:paragraph-rsid="0016e6e2" style:font-size-asian="14pt" style:font-weight-asian="bold" style:font-size-complex="14pt" style:font-weight-complex="bold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Arial" officeooo:rsid="00134ee1" officeooo:paragraph-rsid="00134ee1"/>
    </style:style>
    <style:style style:name="P37" style:family="paragraph" style:parent-style-name="Standard">
      <style:paragraph-properties fo:text-align="start" style:justify-single-word="false"/>
      <style:text-properties officeooo:paragraph-rsid="00121156"/>
    </style:style>
    <style:style style:name="P38" style:family="paragraph" style:parent-style-name="Standard" style:list-style-name="L6">
      <style:paragraph-properties fo:text-align="start" style:justify-single-word="false"/>
      <style:text-properties officeooo:paragraph-rsid="00121156"/>
    </style:style>
    <style:style style:name="P39" style:family="paragraph" style:parent-style-name="Standard" style:list-style-name="L8">
      <style:paragraph-properties fo:text-align="start" style:justify-single-word="false"/>
      <style:text-properties fo:font-weight="normal" officeooo:rsid="00134ee1" officeooo:paragraph-rsid="00134ee1" style:font-weight-asian="normal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weight="normal" officeooo:rsid="00134ee1" officeooo:paragraph-rsid="00134ee1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34ee1" officeooo:paragraph-rsid="00134ee1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f5b9" style:font-style-asian="normal" style:font-style-complex="normal"/>
    </style:style>
    <style:style style:name="T3" style:family="text">
      <style:text-properties fo:font-style="normal" officeooo:rsid="0015acaa" style:font-style-asian="normal" style:font-style-complex="normal"/>
    </style:style>
    <style:style style:name="T4" style:family="text">
      <style:text-properties fo:font-style="normal" officeooo:rsid="0016e6e2" style:font-style-asian="normal" style:font-style-complex="normal"/>
    </style:style>
    <style:style style:name="T5" style:family="text">
      <style:text-properties officeooo:rsid="0010e2f9"/>
    </style:style>
    <style:style style:name="T6" style:family="text">
      <style:text-properties fo:font-style="italic" officeooo:rsid="0010e2f9" style:font-style-asian="italic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19160" style:font-size-asian="12pt" style:font-style-asian="normal" style:font-size-complex="12pt" style:font-style-complex="normal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style="normal" fo:font-weight="bold" officeooo:rsid="00121156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rial" fo:font-size="12pt" fo:font-style="normal" style:font-size-asian="10.5pt" style:font-style-asian="normal" style:font-size-complex="12pt" style:font-style-complex="normal"/>
    </style:style>
    <style:style style:name="T14" style:family="text">
      <style:text-properties style:font-name="Arial" fo:font-size="12pt" fo:font-style="normal" officeooo:rsid="00121156" style:font-size-asian="10.5pt" style:font-style-asian="normal" style:font-size-complex="12pt" style:font-style-complex="normal"/>
    </style:style>
    <style:style style:name="T15" style:family="text">
      <style:text-properties fo:font-size="14pt" fo:font-style="normal" fo:font-weight="bold" officeooo:rsid="0015b8e0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O mundo é plan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isciplina: Ética, computadores e sociedade</text:p>
      <text:p text:style-name="P4">Professor:</text:p>
      <text:p text:style-name="P4">Aluno: Murilo de Jesus Santos Silva</text:p>
      <text:p text:style-name="P26"><text:soft-page-break/>Sumário</text:p>
      <text:p text:style-name="P26"/>
      <text:p text:style-name="P4">Introdu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oft-page-break/>Introdução</text:p>
      <text:p text:style-name="P25"/>
      <text:p text:style-name="P4"><text:tab/>Dizer que o mundo é plano é dizer que o mundo está sem fronteiras. Poder se comunicar com outras pessoas em tempo real, utilizando <text:span text:style-name="T5">tecnologias que simplificaram o processo. Isso modificou a maneira como o seres humanos se relacionam entre si, com outros seres e com o mundo em geral, dando a oportunidade a todos de serem protagonistas, mesmo que no mundo virtual. Essa oportunidade veio com uma falta de um filtro, pois ainda não se sabe ao certo qual é a legislação global virtual (pois cada país tem a sua forma de controlar o acesso à informação e, muitas vezes, sendo feita de uma maneira equivocada, ficando a cargo do usuário o controle). Não que seja necessário censurar algumas informações veiculadas na </text:span><text:span text:style-name="T6">internet</text:span><text:span text:style-name="T2">, mas muitas vezes o que é divulgado pode não ser verdade ou uma arma para obtenção de informações pessoais dos usuários.</text:span></text:p>
      <text:p text:style-name="P4"><text:span text:style-name="T2"/></text:p>
      <text:p text:style-name="P27"><text:span text:style-name="T1">Principais tecnologias</text:span></text:p>
      <text:p text:style-name="P27"><text:span text:style-name="T1"/></text:p>
      <text:p text:style-name="P24"><text:span text:style-name="T1"><text:tab/></text:span><text:span text:style-name="T7">Se hoje podemos dizer que o mundo é plano, boa parte disso é por causa dos impactos que a </text:span><text:span text:style-name="T10">internet</text:span><text:span text:style-name="T7"> na sociedade. É comum que as pessoas tenham acesso a ela, seja por meio dos seus </text:span><text:span text:style-name="T10">smartphones</text:span><text:span text:style-name="T7">,</text:span><text:span text:style-name="T10"> tablets</text:span><text:span text:style-name="T7">, computadores pessoais ou até mesmo por dispositivos “inteligentes” (o que hoje em dia é denominado como “</text:span><text:span text:style-name="T10">Internet</text:span><text:span text:style-name="T7"> das Coisas”). Já é possível controlar a temperatura, acendimento das luzes ou outras funções que eram feitas somente com o esforço humano com uma simples fala ou gesto, utilizando dispositivos que fazem a tradução dos comandos </text:span><text:span text:style-name="T8">para executar as ações.</text:span></text:p>
      <text:p text:style-name="P24"><text:span text:style-name="T8"/></text:p>
      <text:p text:style-name="P28"><text:span text:style-name="T1">Principais momentos históricos</text:span></text:p>
      <text:p text:style-name="P28"><text:span text:style-name="T1"/></text:p>
      <text:p text:style-name="P28"><text:span text:style-name="T1"><text:tab/></text:span><text:span text:style-name="T9">Os principais momentos da globalização foram:</text:span></text:p>
      <text:p text:style-name="P28"><text:span text:style-name="T9"/></text:p>
      <text:list xml:id="list7684098972597548949" text:style-name="L1">
        <text:list-item>
          <text:p text:style-name="P29"><text:span text:style-name="T9">1492 (Colombo) a 1800 → Novo Mundo, imperialismo, força física</text:span></text:p>
        </text:list-item>
      </text:list>
      <text:list xml:id="list3344488852205244818" text:style-name="L2">
        <text:list-header>
          <text:p text:style-name="P30"><text:span text:style-name="T9"/></text:p>
        </text:list-header>
      </text:list>
      <text:list xml:id="list161631144839471" text:continue-list="list7684098972597548949" text:style-name="L1">
        <text:list-item>
          <text:p text:style-name="P29"><text:span text:style-name="T9">1800 a 2000 → grandes companhias internacionais, Revolução Industrial, meios de transporte, comunicações</text:span></text:p>
        </text:list-item>
      </text:list>
      <text:p text:style-name="P28"><text:span text:style-name="T9"/></text:p>
      <text:list xml:id="list161631212238509" text:continue-numbering="true" text:style-name="L1">
        <text:list-item>
          <text:p text:style-name="P29"><text:span text:style-name="T9">A partir de 2000 → colaboração </text:span><text:span text:style-name="T11">online</text:span><text:span text:style-name="T9">, redes, cada vez mais agentes:</text:span></text:p>
        </text:list-item>
      </text:list>
      <text:p text:style-name="P31"><text:span text:style-name="T9"/></text:p>
      <text:p text:style-name="P31"><text:span text:style-name="T1">Características das globalizações</text:span></text:p>
      <text:p text:style-name="P31"><text:span text:style-name="T1"/></text:p>
      <text:list xml:id="list7371286196833601670" text:style-name="L6">
        <text:list-item>
          <text:p text:style-name="P38"><text:span text:style-name="T12">Globalização 1.0</text:span></text:p>
        </text:list-item>
      </text:list>
      <text:list xml:id="list2841104339760724648" text:style-name="L7">
        <text:list-item>
          <text:p text:style-name="P36">Comércio por escambo</text:p>
        </text:list-item>
        <text:list-item>
          <text:p text:style-name="P36">Conquistas e descobertas de novos territórios</text:p>
        </text:list-item>
        <text:list-item>
          <text:p text:style-name="P36">Início da integração global</text:p>
        </text:list-item>
        <text:list-item>
          <text:p text:style-name="P36">Força física</text:p>
        </text:list-item>
        <text:list-item>
          <text:p text:style-name="P36">Imperialismo</text:p>
          <text:p text:style-name="P36"/>
        </text:list-item>
      </text:list>
      <text:list xml:id="list161631353161836" text:continue-list="list7371286196833601670" text:style-name="L6">
        <text:list-item>
          <text:p text:style-name="P38"><text:span text:style-name="T12">Globalização 2.0</text:span></text:p>
        </text:list-item>
      </text:list>
      <text:list xml:id="list2120679080724118069" text:style-name="L8">
        <text:list-item>
          <text:p text:style-name="P39"><text:span text:style-name="T14">F</text:span><text:span text:style-name="T13">orça dinâmica</text:span></text:p>
        </text:list-item>
        <text:list-item>
          <text:p text:style-name="P39"><text:span text:style-name="T13">Expansão das empresas multinacionais</text:span></text:p>
        </text:list-item>
        <text:list-item>
          <text:p text:style-name="P39"><text:span text:style-name="T13">Busca de mão de obra barata</text:span></text:p>
        </text:list-item>
        <text:list-item>
          <text:p text:style-name="P39"><text:span text:style-name="T13">Queda dos custos de transporte</text:span></text:p>
        </text:list-item>
        <text:list-item>
          <text:p text:style-name="P39"><text:span text:style-name="T13">Revolução Industrial</text:span></text:p>
        </text:list-item>
        <text:list-item>
          <text:p text:style-name="P39"><text:soft-page-break/><text:span text:style-name="T13">Queda dos custos em comunicação</text:span></text:p>
        </text:list-item>
        <text:list-item>
          <text:p text:style-name="P39"><text:span text:style-name="T13">Guerras Mundiais</text:span></text:p>
        </text:list-item>
        <text:list-item>
          <text:p text:style-name="P39"><text:span text:style-name="T13">Vendas de produtos em escala global</text:span></text:p>
        </text:list-item>
        <text:list-item>
          <text:p text:style-name="P39"><text:span text:style-name="T13">Internet</text:span></text:p>
        </text:list-item>
      </text:list>
      <text:p text:style-name="P37"><text:span text:style-name="T12"/></text:p>
      <text:list xml:id="list161631152773685" text:continue-list="list161631353161836" text:style-name="L6">
        <text:list-item>
          <text:p text:style-name="P38"><text:span text:style-name="T12">Globalização 3.0</text:span></text:p>
        </text:list-item>
      </text:list>
      <text:list xml:id="list2829591202444372837" text:style-name="L9">
        <text:list-item>
          <text:p text:style-name="P40"><text:span text:style-name="T13">Força dinâmica vigente (de caráter único)</text:span></text:p>
        </text:list-item>
        <text:list-item>
          <text:p text:style-name="P40"><text:span text:style-name="T13">Colaboração dos indivíduos no âmbito mundial</text:span></text:p>
        </text:list-item>
        <text:list-item>
          <text:p text:style-name="P40"><text:span text:style-name="T13">Comunicação em tempo real</text:span></text:p>
        </text:list-item>
        <text:list-item>
          <text:p text:style-name="P40"><text:span text:style-name="T13">Redes sociais</text:span></text:p>
        </text:list-item>
        <text:list-item>
          <text:p text:style-name="P40"><text:span text:style-name="T13">Facilidades de acesso</text:span></text:p>
        </text:list-item>
        <text:list-item>
          <text:p text:style-name="P40"><text:span text:style-name="T13">Preocupações climáticas</text:span></text:p>
        </text:list-item>
      </text:list>
      <text:p text:style-name="P41"><text:span text:style-name="T13"/></text:p>
      <text:p text:style-name="P33"><text:span text:style-name="T1">Forças que mudaram o mundo</text:span></text:p>
      <text:p text:style-name="P32"><text:span text:style-name="T1"/></text:p>
      <text:list xml:id="list4057463578814181447" text:style-name="L10">
        <text:list-item>
          <text:p text:style-name="P5"><text:span text:style-name="T1">Queda dos muros</text:span></text:p>
        </text:list-item>
      </text:list>
      <text:list xml:id="list2330851131684059552" text:style-name="L11">
        <text:list-item>
          <text:p text:style-name="P8"><text:span text:style-name="T1">Guerra fria: capitalismo x socialismo</text:span></text:p>
        </text:list-item>
        <text:list-item>
          <text:p text:style-name="P8"><text:span text:style-name="T1">Primeiro computador pessoal: IBM em 1981 e Windows em 1985</text:span></text:p>
        </text:list-item>
        <text:list-item>
          <text:p text:style-name="P8"><text:span text:style-name="T1">“Muros ruíram e janelas se abriram”</text:span></text:p>
        </text:list-item>
      </text:list>
      <text:p text:style-name="P6"><text:span text:style-name="T1"/></text:p>
      <text:list xml:id="list161630167508391" text:continue-list="list4057463578814181447" text:style-name="L10">
        <text:list-item>
          <text:p text:style-name="P5"><text:span text:style-name="T1">Netscape foi para a bolsa</text:span></text:p>
        </text:list-item>
      </text:list>
      <text:list xml:id="list1006856762457469955" text:style-name="L12">
        <text:list-item>
          <text:p text:style-name="P9"><text:span text:style-name="T1">World Wide Web (www): Compartilhamento de experiências dos cientistas</text:span></text:p>
        </text:list-item>
        <text:list-item>
          <text:p text:style-name="P9"><text:span text:style-name="T1">Navegador: Browser Netscape</text:span></text:p>
        </text:list-item>
        <text:list-item>
          <text:p text:style-name="P9"><text:span text:style-name="T1">Conversão de textos, músicas, fotos, filmes e outras informações em bits</text:span></text:p>
        </text:list-item>
        <text:list-item>
          <text:p text:style-name="P10"><text:span text:style-name="T1">Excesso de investimento</text:span></text:p>
        </text:list-item>
      </text:list>
      <text:p text:style-name="P7"><text:span text:style-name="T1"/></text:p>
      <text:list xml:id="list161630516629106" text:continue-list="list161630167508391" text:style-name="L10">
        <text:list-item>
          <text:p text:style-name="P5"><text:span text:style-name="T1">Software de fluxo de trabalho (Web-based)</text:span></text:p>
        </text:list-item>
      </text:list>
      <text:list xml:id="list629215699347268417" text:style-name="L13">
        <text:list-item>
          <text:p text:style-name="P11"><text:span text:style-name="T1">Fluxo de trabalho</text:span></text:p>
        </text:list-item>
        <text:list-item>
          <text:p text:style-name="P11"><text:span text:style-name="T1">Poder fazer as coisas a qualquer hora e de qualquer lugar</text:span></text:p>
        </text:list-item>
      </text:list>
      <text:p text:style-name="P12"><text:span text:style-name="T1"/></text:p>
      <text:list xml:id="list161632050609932" text:continue-list="list161630516629106" text:style-name="L10">
        <text:list-item>
          <text:p text:style-name="P5"><text:span text:style-name="T1">Código aberto</text:span></text:p>
        </text:list-item>
      </text:list>
      <text:list xml:id="list7499279933602057360" text:style-name="L14">
        <text:list-item>
          <text:p text:style-name="P13"><text:span text:style-name="T1">Disponibilização do código fonte</text:span></text:p>
        </text:list-item>
        <text:list-item>
          <text:p text:style-name="P13"><text:span text:style-name="T1">Comunidades online</text:span></text:p>
        </text:list-item>
        <text:list-item>
          <text:p text:style-name="P13"><text:span text:style-name="T1">Softwares de código aberto</text:span></text:p>
        </text:list-item>
      </text:list>
      <text:p text:style-name="P12"><text:span text:style-name="T1"/></text:p>
      <text:list xml:id="list161631710448787" text:continue-list="list161632050609932" text:style-name="L10">
        <text:list-item>
          <text:p text:style-name="P5"><text:span text:style-name="T1">Terceirização: O ano 2000</text:span></text:p>
        </text:list-item>
      </text:list>
      <text:list xml:id="list1204457058737120864" text:style-name="L15">
        <text:list-item>
          <text:p text:style-name="P14"><text:span text:style-name="T1">Bug do milênio</text:span></text:p>
        </text:list-item>
        <text:list-item>
          <text:p text:style-name="P14"><text:span text:style-name="T1">Empresas globais que utilizam mão de obra de outros países e outras empresas</text:span></text:p>
        </text:list-item>
      </text:list>
      <text:p text:style-name="P12"><text:span text:style-name="T1"/></text:p>
      <text:list xml:id="list161630143696793" text:continue-list="list161631710448787" text:style-name="L10">
        <text:list-item>
          <text:p text:style-name="P5"><text:span text:style-name="T1">Off</text:span><text:span text:style-name="T3">s</text:span><text:span text:style-name="T1">horing</text:span></text:p>
        </text:list-item>
      </text:list>
      <text:list xml:id="list3778625527059544452" text:style-name="L16">
        <text:list-item>
          <text:p text:style-name="P15"><text:span text:style-name="T1">Transferência da produção para países de mão de obra mais barata</text:span></text:p>
        </text:list-item>
        <text:list-item>
          <text:p text:style-name="P15"><text:span text:style-name="T1">Economia</text:span></text:p>
        </text:list-item>
      </text:list>
      <text:p text:style-name="P12"><text:span text:style-name="T1"/></text:p>
      <text:list xml:id="list161631722440231" text:continue-list="list161630143696793" text:style-name="L10">
        <text:list-item>
          <text:p text:style-name="P5"><text:span text:style-name="T1">Cadeia de fornecimento</text:span></text:p>
        </text:list-item>
      </text:list>
      <text:list xml:id="list9112311496464057251" text:style-name="L17">
        <text:list-item>
          <text:p text:style-name="P16"><text:span text:style-name="T1">Monopólios e oligopólios</text:span></text:p>
        </text:list-item>
        <text:list-item>
          <text:p text:style-name="P16"><text:span text:style-name="T1"/></text:p>
        </text:list-item>
      </text:list>
      <text:list xml:id="list161630523488559" text:continue-list="list161631722440231" text:style-name="L10">
        <text:list-item>
          <text:p text:style-name="P5"><text:span text:style-name="T1">Internalização</text:span></text:p>
        </text:list-item>
      </text:list>
      <text:list xml:id="list6623787072651445783" text:style-name="L18">
        <text:list-item>
          <text:p text:style-name="P17"><text:span text:style-name="T1">Forma de colaboração e criação horizontal do valor</text:span></text:p>
        </text:list-item>
        <text:list-item>
          <text:p text:style-name="P17"><text:span text:style-name="T1">Empresas que trabalham para empresas</text:span></text:p>
        </text:list-item>
      </text:list>
      <text:p text:style-name="P12"><text:span text:style-name="T1"/></text:p>
      <text:p text:style-name="P12"><text:span text:style-name="T1"/></text:p>
      <text:p text:style-name="P12"><text:span text:style-name="T1"/></text:p>
      <text:list xml:id="list161630316621444" text:continue-list="list161630523488559" text:style-name="L10">
        <text:list-item>
          <text:p text:style-name="P5"><text:soft-page-break/><text:span text:style-name="T1">In-formação: Google, ahoo!. MSN</text:span></text:p>
        </text:list-item>
      </text:list>
      <text:list xml:id="list3688798741859500028" text:style-name="L19">
        <text:list-item>
          <text:p text:style-name="P18"><text:span text:style-name="T1">Google</text:span></text:p>
        </text:list-item>
        <text:list-item>
          <text:p text:style-name="P18"><text:span text:style-name="T1">Facilidade de acesso ao conhecimento às pessoas</text:span></text:p>
        </text:list-item>
        <text:list-item>
          <text:p text:style-name="P18"><text:span text:style-name="T1">Construção e estruturação da cadeia de fornecimento pessoal</text:span></text:p>
        </text:list-item>
      </text:list>
      <text:p text:style-name="P12"><text:span text:style-name="T1"/></text:p>
      <text:list xml:id="list161630578546135" text:continue-list="list161630316621444" text:style-name="L10">
        <text:list-item>
          <text:p text:style-name="P5"><text:span text:style-name="T1">Esteróides</text:span></text:p>
        </text:list-item>
      </text:list>
      <text:list xml:id="list5380330508201775070" text:style-name="L20">
        <text:list-item>
          <text:p text:style-name="P20"><text:span text:style-name="T1">Novas tecnologias</text:span></text:p>
        </text:list-item>
        <text:list-item>
          <text:p text:style-name="P20"><text:span text:style-name="T1">VoIP</text:span></text:p>
        </text:list-item>
        <text:list-item>
          <text:p text:style-name="P20"><text:span text:style-name="T1">MIPS</text:span></text:p>
        </text:list-item>
      </text:list>
      <text:p text:style-name="P12"><text:span text:style-name="T1"/></text:p>
      <text:p text:style-name="P34"><text:span text:style-name="T1">Plataformas do mundo plano</text:span></text:p>
      <text:list xml:id="list161630780450125" text:continue-list="list3688798741859500028" text:style-name="L19">
        <text:list-header>
          <text:p text:style-name="P19"><text:span text:style-name="T15"/></text:p>
        </text:list-header>
        <text:list-item>
          <text:p text:style-name="P21"><text:span text:style-name="T1">Queda dos muros</text:span></text:p>
        </text:list-item>
        <text:list-item>
          <text:p text:style-name="P21"><text:span text:style-name="T1">Abertura das janelas</text:span></text:p>
        </text:list-item>
        <text:list-item>
          <text:p text:style-name="P21"><text:span text:style-name="T1">Digitalização do conteúdo da Internet</text:span></text:p>
        </text:list-item>
      </text:list>
      <text:p text:style-name="P22"><text:span text:style-name="T1"/></text:p>
      <text:p text:style-name="P35"><text:span text:style-name="T1">O mundo é mesmo plano?</text:span></text:p>
      <text:p text:style-name="P35"><text:span text:style-name="T1"/></text:p>
      <text:p text:style-name="P23"><text:span text:style-name="T1"><text:tab/></text:span><text:span text:style-name="T4">O mundo é plano sim, porém existem algumas restrições. Podem ser por questões políticas, hierárquicas, socioculturais ou outros pontos, porém o às informações ou pessoas pode não ser tão simples como é sugerido. A crise global pode ser uma dessas barreiras, pois como não há um filtro, ocorre muitos conflitos ideológicos e culturais em determinados assuntos. Assim como a globalização pode ser confundida, em alguns casos, com apropriação cultural, ainda mais com o advento da internet.</text:span></text:p>
      <text:p text:style-name="P23"><text:span text:style-name="T4"/></text:p>
      <text:p text:style-name="P35"><text:span text:style-name="T1">Quem, quantos participal desse mundo Plano?</text:span></text:p>
      <text:p text:style-name="P35"><text:span text:style-name="T1"/></text:p>
      <text:p text:style-name="P23"><text:span text:style-name="T4"><text:tab/>Qualquer um que tenha acesso à internet ou alguma tecnologia que una as pessoas, mesmo que não seja na sua própria ca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8:14:33.198000000</meta:creation-date>
    <dc:date>2017-06-13T16:16:28.974000000</dc:date>
    <meta:editing-duration>PT44M50S</meta:editing-duration>
    <meta:editing-cycles>1</meta:editing-cycles>
    <meta:document-statistic meta:table-count="0" meta:image-count="0" meta:object-count="0" meta:page-count="5" meta:paragraph-count="87" meta:word-count="748" meta:character-count="4422" meta:non-whitespace-character-count="3820"/>
    <meta:generator>LibreOffice/5.0.6.3$Windows_x86 LibreOffice_project/490fc03b25318460cfc54456516ea2519c11d1aa</meta:generator>
  </office:meta>
</office:document-meta>
</file>